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5"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6" style:family="paragraph" style:parent-style-name="Standard" style:list-style-name="L1">
      <style:paragraph-properties fo:text-align="justify" style:justify-single-word="false"/>
      <style:text-properties fo:language="en" fo:country="CA"/>
    </style:style>
    <style:style style:name="P7" style:family="paragraph" style:parent-style-name="Standard" style:list-style-name="L2">
      <style:paragraph-properties fo:text-align="justify" style:justify-single-word="false"/>
      <style:text-properties fo:language="en" fo:country="CA"/>
    </style:style>
    <style:style style:name="P8" style:family="paragraph" style:parent-style-name="Standard" style:list-style-name="L3">
      <style:paragraph-properties fo:text-align="justify" style:justify-single-word="false"/>
      <style:text-properties fo:language="en" fo:country="CA"/>
    </style:style>
    <style:style style:name="P9" style:family="paragraph" style:parent-style-name="Standard" style:list-style-name="L2">
      <style:paragraph-properties fo:text-align="justify" style:justify-single-word="false"/>
      <style:text-properties fo:language="en" fo:country="CA" style:text-underline-style="none"/>
    </style:style>
    <style:style style:name="P10"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10/05/08, 10/07/20</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11">Probably, 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5"><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formally, can be any number from 0 to 255. Bits 8-10 encode the initial setting of transmitter power (0 - 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4"><text:s text:c="4"/>Node: 19, NetId: F610, Channel: 6, XPower: 7, Powerup, Active</text:p>
      <text:p text:style-name="P4"><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s</text:span> (continuous transmission of measurement packets):</text:p>
      <text:p text:style-name="P2"/>
      <text:p text:style-name="P2"><text:tab/><text:span text:style-name="T3">s [mindel [maxdel [minpl [maxpl]]]]</text:span></text:p>
      <text:p text:style-name="P2"/>
      <text:p text:style-name="P2">All parameters (four unsigned numbers) are optional. The command puts the node into active state whereby it will be transmitting so-called "measurement packets" at prescribed intervals. The idea is that nodes receiving such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36523283" text:style-name="L1">
        <text:list-item>
          <text:p text:style-name="P6">If the specified minimum is less than 256, it will be set to 256.</text:p>
          <text:p text:style-name="P6"/>
        </text:list-item>
        <text:list-item>
          <text:p text:style-name="P6">If the specified maximum is less than the minimum, it will be set to the minimum. This also applies to the case when only the minimum is specified and the previous setting of the maximum turns out to be less than the new minimum.</text:p>
          <text:p text:style-name="P6"/>
        </text:list-item>
        <text:list-item>
          <text:p text:style-name="P6">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Whatever you specify for the packet length, the praxis will make sure that the actually assumed minimum is not less <text:soft-page-break/>than the required minimum and that the assumed maximum is not less than the assumed minimum.</text:p>
      <text:p text:style-name="P2"/>
      <text:p text:style-name="P2">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i.e., 4 in the present version) and can be changed at compilation. Thus, the minimum length of a measurement packet, in bytes, including the CRC, is 10 + 2 x <text:span text:style-name="T1">N</text:span>, where <text:span text:style-name="T1">N</text:span> is the number of sensors. This amounts to 18 in the present version. If your specified <text:span text:style-name="T1">minpl</text:span>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limitation.</text:p>
      <text:p text:style-name="P2"/>
      <text:p text:style-name="P3">Command <text:span text:style-name="T3">q</text:span> (stopping transmission):</text:p>
      <text:p text:style-name="P2"/>
      <text:p text:style-name="P2">The node's transmitter can be stopped (the node rendered inactive) with this command:</text:p>
      <text:p text:style-name="P2"/>
      <text:p text:style-name="P2"><text:tab/><text:span text:style-name="T3">q</text:span></text:p>
      <text:p text:style-name="P2"/>
      <text:p text:style-name="P2">It can also be used to stop (abort) a collection of PATABLE statistics in progress (see command <text:span text:style-name="T3">m</text:span> below).</text:p>
      <text:p text:style-name="P2"/>
      <text:p text:style-name="P2"/>
      <text:p text:style-name="P2"/>
      <text:p text:style-name="P3"><text:soft-page-break/>Command <text:span text:style-name="T3">r</text:span> (measurement report):</text:p>
      <text:p text:style-name="P2"/>
      <text:p text:style-name="P2">By executing this command, you can obtain a report from the current node (this report will be written to UART):</text:p>
      <text:p text:style-name="P2"/>
      <text:p text:style-name="P2"><text:tab/><text:span text:style-name="T3">r </text:span><text:span text:style-name="T8">c</text:span></text:p>
      <text:p text:style-name="P2"/>
      <text:p text:style-name="P2">The argument is an optional number. If nonzero, the command will clear the counters after extracting them. </text:p>
      <text:p text:style-name="P2"/>
      <text:p text:style-name="P2">For example, you may see something this:</text:p>
      <text:p text:style-name="P2"/>
      <text:p text:style-name="P4"><text:tab/>Stats (local) ch = 0):</text:p>
      <text:p text:style-name="P4"><text:tab/>Mem: 4130 4051 78</text:p>
      <text:p text:style-name="P4"><text:tab/>Sent: 3576</text:p>
      <text:p text:style-name="P4"><text:tab/>Received from: 19: 2491</text:p>
      <text:p text:style-name="P4"><text:tab/>Received from: 20: 3387</text:p>
      <text:p text:style-name="P4"><text:tab/>Received from: 22: 831</text:p>
      <text:p text:style-name="P4"><text:tab/>Driver stats: 576, 573, 1311, 0, 0, 83</text:p>
      <text:p text:style-name="P4"><text:tab/>Ready:</text:p>
      <text:p text:style-name="P2"/>
      <text:p text:style-name="P2">The header lists the current channel number followed by the memory statistics: the current amount of free memory on the heap, the smallest amount registered so far, and the minimum unused portion of the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six numbers produced by querying the PHY with PHYSOPT_ERROR. They stand for, in this order:</text:p>
      <text:p text:style-name="P2"/>
      <text:list xml:id="list36503623" text:style-name="L2">
        <text:list-item>
          <text:p text:style-name="P7">The total number of activations of the receiver. This happens whenever the device thinks it perceives something looking like a packet. This counter wraps around at 64K. When that happens, the next counter is automatically zeroed out.</text:p>
          <text:p text:style-name="P7"/>
        </text:list-item>
        <text:list-item>
          <text:p text:style-name="P7">The total number of packets that have been correctly received and passed to TCV/VNETI. Note that this can never be more than the previous value. Also note that with hardware CRC and the AUTOFLUSH option on, the two values will always be the same.</text:p>
          <text:p text:style-name="P7"/>
        </text:list-item>
        <text:list-item>
          <text:p text:style-name="P9">The total number of packets submitted for transmission.</text:p>
          <text:p text:style-name="P7"/>
        </text:list-item>
        <text:list-item>
          <text:p text:style-name="P9">The total number of packets that were submitted for transmission and exceeded the limit on the number of transmission attempts and were dropped.</text:p>
          <text:p text:style-name="P7"/>
        </text:list-item>
        <text:list-item>
          <text:p text:style-name="P7">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7"><text:soft-page-break/></text:p>
        </text:list-item>
        <text:list-item>
          <text:p text:style-name="P7">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10">v</text:span><text:span text:style-name="T15">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sensor values. All numbers are in decimal. Note that stuffed words filled with random contents are not displayed.</text:p>
      <text:p text:style-name="P2"/>
      <text:p text:style-name="P2"><text:span text:style-name="T15">Command </text:span><text:span text:style-name="T10">n</text:span><text:span text:style-name="T15"> (cancelling packet viewing):</text:span></text:p>
      <text:p text:style-name="P2"/>
      <text:p text:style-name="P2">The reports are cancelled with:</text:p>
      <text:p text:style-name="P2"/>
      <text:p text:style-name="P2"><text:tab/><text:span text:style-name="T3">n</text:span></text:p>
      <text:p text:style-name="P2"/>
      <text:p text:style-name="P2"><text:span text:style-name="T15">Command </text:span><text:span text:style-name="T10">d</text:span><text:span text:style-name="T15"> (putting the node in power-down mode):</text:span></text:p>
      <text:p text:style-name="P2"/>
      <text:p text:style-name="P2">This command:</text:p>
      <text:p text:style-name="P2"/>
      <text:p text:style-name="P2"><text:tab/><text:span text:style-name="T3">d</text:span></text:p>
      <text:p text:style-name="P2"/>
      <text:p text:style-name="P2">to put the node into power-down mode.</text:p>
      <text:p text:style-name="P2"/>
      <text:p text:style-name="P2"><text:soft-page-break/><text:span text:style-name="T15">Command </text:span><text:span text:style-name="T10">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10">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10">m</text:span><text:span text:style-name="T15"> (changing the contents of CC1100 registers):</text:span></text:p>
      <text:p text:style-name="P2"/>
      <text:p text:style-name="P2">When compiled properly [<text:span text:style-name="T13">#define RADIO_OPTIONS ( ... + 0x40 ...)</text:span>], the CC1100 driver allows you to provide supplementary definitions for the chip's registers that override standard definitions (this is done via PHYSOPT_RESET). With this command:</text:p>
      <text:p text:style-name="P2"/>
      <text:p text:style-name="P2"><text:tab/><text:span text:style-name="T3">m </text:span><text:span text:style-name="T8">reg1 val1 ... regn val4</text:span></text:p>
      <text:p text:style-name="P2"/>
      <text:p text:style-name="P2">you can redefine the contents of indicated registers. The arguments are byte-sized hexadecimal values. Their total number must be even. The first value gives the register number, the second its new content. Every m command overrides the effect of the previous one. An empty argument list removes the supplementary definitions. </text:p>
      <text:p text:style-name="P2"/>
      <text:p text:style-name="P3">Command P (repeating a command periodically):</text:p>
      <text:p text:style-name="P2"/>
      <text:p text:style-name="P2">This command:</text:p>
      <text:p text:style-name="P2"/>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his command:</text:p>
      <text:p text:style-name="P2"/>
      <text:p text:style-name="P2"><text:tab/><text:span text:style-name="T3">Q</text:span></text:p>
      <text:p text:style-name="P2"/>
      <text:p text:style-name="P2">cancels the last <text:span text:style-name="T3">P</text:span>.</text:p>
      <text:p text:style-name="P2"/>
      <text:p text:style-name="P2"/>
      <text:p text:style-name="P3"><text:soft-page-break/>Commands <text:span text:style-name="T3">f</text:span> and <text:span text:style-name="T3">g</text:span> (switching the receiver off and on):</text:p>
      <text:p text:style-name="P2"/>
      <text:p text:style-name="P2">This command:</text:p>
      <text:p text:style-name="P2"/>
      <text:p text:style-name="P2"><text:tab/><text:span text:style-name="T3">f</text:span></text:p>
      <text:p text:style-name="P2"/>
      <text:p text:style-name="P2">switches off the node's receiver (rendering the node dumb to measurement packets and remote commands – see below). The node can still transmit, though. You can switch on the receiver back with:</text:p>
      <text:p text:style-name="P2"/>
      <text:p text:style-name="P2"><text:tab/><text:span text:style-name="T3">g</text:span></text:p>
      <text:p text:style-name="P2"/>
      <text:p text:style-name="P2">The <text:span text:style-name="T3">f</text:span> command cannot be issued remotely (see below).</text:p>
      <text:p text:style-name="P2"/>
      <text:p text:style-name="P2"><text:span text:style-name="T15">Command </text:span><text:span text:style-name="T10">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9">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10">S</text:span><text:span text:style-name="T15">):</text:span></text:p>
      <text:p text:style-name="P2"/>
      <text:p text:style-name="P2">The interesting bit is that you can issue practically any of the above commands addressing it to a <text:soft-page-break/>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4"><text:tab/>S 19 s 512 4096 44 58</text:p>
      <text:p text:style-name="P4"><text:tab/>S 23 d<text:tab/><text:tab/><text:tab/><text:tab/><text:span text:style-name="T12">[putting node 23 into power-down mode]</text:span></text:p>
      <text:p text:style-name="P4"><text:tab/>S 19 q</text:p>
      <text:p text:style-name="P4"><text:tab/>S 25 p 6</text:p>
      <text:p text:style-name="P4"><text:tab/>S 21 m 1C 01 24 1F</text:p>
      <text:p text:style-name="P4"><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1024 1024 56 60</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text:soft-page-break/></text:p>
      <text:p text:style-name="P4"><text:tab/>Ready:</text:p>
      <text:p text:style-name="P4"><text:tab/>S 19 d</text:p>
      <text:p text:style-name="P4"><text:tab/>Ready:</text:p>
      <text:p text:style-name="P4"><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4"><text:tab/>Ready:</text:p>
      <text:p text:style-name="P4"><text:tab/>S 233 d</text:p>
      <text:p text:style-name="P4"><text:tab/>Ready:</text:p>
      <text:p text:style-name="P4"><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36511670" text:style-name="L3">
        <text:list-item>
          <text:p text:style-name="P8">formal error (probably cannot happen)</text:p>
        </text:list-item>
        <text:list-item>
          <text:p text:style-name="P8">no memory to acquire packet</text:p>
        </text:list-item>
        <text:list-item>
          <text:p text:style-name="P8">node busy with a previous command</text:p>
        </text:list-item>
        <text:list-item>
          <text:p text:style-name="P8">command syntax error</text:p>
        </text:list-item>
        <text:list-item>
          <text:p text:style-name="P8">node out of memory (umalloc failure)</text:p>
        </text:list-item>
        <text:list-item>
          <text:p text:style-name="P8">no room to run more threads</text:p>
        </text:list-item>
        <text:list-item>
          <text:p text:style-name="P8">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4"><text:tab/>Ready:</text:p>
      <text:p text:style-name="P4"><text:tab/>OK from 19:</text:p>
      <text:p text:style-name="P4"><text:tab/>Stats of node 19:</text:p>
      <text:p text:style-name="P4"><text:tab/>Sent: 2108</text:p>
      <text:p text:style-name="P4"><text:tab/>Received from 17: 3908</text:p>
      <text:p text:style-name="P4"><text:tab/>Received from 18: 2201</text:p>
      <text:p text:style-name="P4"><text:tab/>Driver stats: 6001, 4, 2, 1</text:p>
      <text:p text:style-name="P2"/>
      <text:p text:style-name="P2">This way you can conveniently collect all reports from one place.</text:p>
      <text:p text:style-name="P2"/>
      <text:p text:style-name="P2">Please note that the range of packet counters is 65535. There is little sense, e.g., to leave an overnight experiment when a single node can transmit more than 64K packets (but you should be fine with, say, <text:soft-page-break/>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which is normal.</text:p>
      <text:p text:style-name="P2"/>
      <text:p text:style-name="P3">A sample experiment:</text:p>
      <text:p text:style-name="P1"/>
      <text:p text:style-name="P2">Compile the praxis:</text:p>
      <text:p text:style-name="P2"/>
      <text:p text:style-name="P4"><text:tab/>cd PICOS/PicOS/Apps/VUEE/RFTEST</text:p>
      <text:p text:style-name="P4"><text:tab/>mkmk WARSAW_ILS</text:p>
      <text:p text:style-name="P4"><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ext:soft-page-break/>them and, at the end, compare the per-sender counts for all recipients.</text:p>
      <text:p text:style-name="P2"/>
      <text:p text:style-name="P2">Here is how you can try to find a good PATABLE setting for your frequency. Execute:</text:p>
      <text:p text:style-name="P2"/>
      <text:p text:style-name="P2"><text:tab/><text:span text:style-name="T3">v</text:span></text:p>
      <text:p text:style-name="P2"/>
      <text:p text:style-name="P2">which will allow you to see all received packets, including their RSSI. Then select zero power level on some other node, e.g.,</text:p>
      <text:p text:style-name="P2"/>
      <text:p text:style-name="P2"><text:tab/><text:span text:style-name="T3">S 2 p 0</text:span></text:p>
      <text:p text:style-name="P2"/>
      <text:p text:style-name="P2">This selects (for node 2) the first (number zero) entry from PATABLE whose formal location (register number is <text:span text:style-name="T14">0x3E</text:span>. Start periodic transmissions on node 2, e.g.,</text:p>
      <text:p text:style-name="P2"/>
      <text:p text:style-name="P2"><text:tab/><text:span text:style-name="T3">S 2 s 1024</text:span></text:p>
      <text:p text:style-name="P2"/>
      <text:p text:style-name="P2">and inspect the RSSI readings of the received packets. Be executing:</text:p>
      <text:p text:style-name="P2"/>
      <text:p text:style-name="P2"><text:tab/><text:span text:style-name="T3">S 2 m 3E 1F</text:span></text:p>
      <text:p text:style-name="P2"/>
      <text:p text:style-name="P2">you change the effective PATABLE entry to <text:span text:style-name="T14">0x1F</text:span> (note that both values are in hex), which should affect the RSSI readings from node 2. You can try any value from <text:span text:style-name="T14">00</text:span> to <text:span text:style-name="T14">FF</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1-07-23T17:34:50.05</dc:date>
    <meta:editing-duration>PT14H13M17S</meta:editing-duration>
    <meta:editing-cycles>81</meta:editing-cycles>
    <meta:generator>OpenOffice.org/3.3$Win32 OpenOffice.org_project/330m20$Build-9567</meta:generator>
    <dc:creator>Pawel Gburzynski</dc:creator>
    <meta:document-statistic meta:table-count="0" meta:image-count="0" meta:object-count="4" meta:page-count="11" meta:paragraph-count="213" meta:word-count="3479" meta:character-count="19889"/>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